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14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.014cm" svg:x="0cm" svg:y="-0.014cm" presentation:class="title" presentation:user-transformed="true">
          <draw:text-box>
            <text:p text:style-name="P1"><text:span text:style-name="T1">Ogniu z nieba przyjdź,</text:span><text:span text:style-name="T1"><text:line-break/></text:span><text:span text:style-name="T1">namaszcz usta me,</text:span><text:span text:style-name="T1"><text:line-break/></text:span><text:span text:style-name="T1">Niechaj zabrzmi dziś</text:span><text:span text:style-name="T1"><text:line-break/></text:span><text:span text:style-name="T1">uwielbienia pieśń.</text:span><text:span text:style-name="T1"><text:line-break/></text:span><text:span text:style-name="T2">Niech do nieba wzniesie się</text:span><text:span text:style-name="T2"><text:line-break/></text:span><text:span text:style-name="T2">jak dym kadzidł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.014cm" svg:x="-0.001cm" svg:y="-0.014cm" presentation:class="title" presentation:user-transformed="true">
          <draw:text-box>
            <text:p text:style-name="P1"><text:span text:style-name="T2">Niech ta święta noc</text:span><text:span text:style-name="T2"><text:line-break/></text:span><text:span text:style-name="T2">płonie w sercach,</text:span><text:span text:style-name="T2"><text:line-break/></text:span><text:span text:style-name="T2">by Nowa chwały pieśń</text:span><text:span text:style-name="T2"><text:line-break/></text:span><text:span text:style-name="T2">popłynęła z nich.</text:span><text:span text:style-name="T2"><text:line-break/></text:span><text:span text:style-name="T1">Chcę zaśpiewać </text:span><text:span text:style-name="T1">dzisiaj Ci</text:span><text:span text:style-name="T1"><text:line-break/></text:span><text:span text:style-name="T1">pieśń uwielbienia.</text:span><text:span text:style-name="T1"><text:line-break/></text:span><text:span text:style-name="T1">Alleluja, alleluja,</text:span><text:span text:style-name="T1"><text:line-break/></text:span><text:span text:style-name="T1">alleluja, alleluj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7-05-21T18:59:38</meta:creation-date>
    <dc:creator>Rafał Talacha</dc:creator>
    <dc:date>2009-01-27T11:34:30</dc:date>
    <dc:language>pl-PL</dc:language>
    <meta:editing-cycles>7</meta:editing-cycles>
    <meta:editing-duration>PT5M55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